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2C0000002C76B1D8B4B6D0C759.png" manifest:media-type="image/png"/>
  <manifest:file-entry manifest:full-path="Pictures/10000A1B0000047F0000047FF61E7D3BA9B00BE1.svg" manifest:media-type="image/svg+xml"/>
  <manifest:file-entry manifest:full-path="Fonts/font17.ttf" manifest:media-type="application/x-font-ttf"/>
  <manifest:file-entry manifest:full-path="Fonts/font16.ttf" manifest:media-type="application/x-font-ttf"/>
  <manifest:file-entry manifest:full-path="Fonts/font15.ttf" manifest:media-type="application/x-font-ttf"/>
  <manifest:file-entry manifest:full-path="Fonts/font14.ttf" manifest:media-type="application/x-font-ttf"/>
  <manifest:file-entry manifest:full-path="Fonts/font13.ttf" manifest:media-type="application/x-font-ttf"/>
  <manifest:file-entry manifest:full-path="Fonts/font12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Fonts/font5.ttf" manifest:media-type="application/x-font-ttf"/>
  <manifest:file-entry manifest:full-path="Fonts/font6.ttf" manifest:media-type="application/x-font-ttf"/>
  <manifest:file-entry manifest:full-path="Fonts/font7.ttf" manifest:media-type="application/x-font-ttf"/>
  <manifest:file-entry manifest:full-path="Fonts/font11.ttf" manifest:media-type="application/x-font-ttf"/>
  <manifest:file-entry manifest:full-path="Fonts/font9.ttf" manifest:media-type="application/x-font-ttf"/>
  <manifest:file-entry manifest:full-path="Fonts/font8.ttf" manifest:media-type="application/x-font-ttf"/>
  <manifest:file-entry manifest:full-path="Fonts/font10.ttf" manifest:media-type="application/x-font-tt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MU Serif" svg:font-family="'CMU Serif'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CMU Serif1" svg:font-family="'CMU Serif'" style:font-adornments="Roman" style:font-pitch="variable">
      <svg:font-face-src>
        <svg:font-face-uri xlink:href="Fonts/font1.ttf" xlink:type="simple">
          <svg:font-face-format svg:string="truetype"/>
        </svg:font-face-uri>
        <svg:font-face-uri xlink:href="Fonts/font2.ttf" xlink:type="simple">
          <svg:font-face-format svg:string="truetype"/>
        </svg:font-face-uri>
      </svg:font-face-src>
    </style:font-face>
    <style:font-face style:name="Liberation Sans1" svg:font-family="'Liberation Sans'" style:font-pitch="variable">
      <svg:font-face-src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  <svg:font-face-uri xlink:href="Fonts/font6.ttf" xlink:type="simple">
          <svg:font-face-format svg:string="truetype"/>
        </svg:font-face-uri>
      </svg:font-face-src>
    </style:font-face>
    <style:font-face style:name="Liberation Sans" svg:font-family="'Liberation Sans'" style:font-family-generic="roman" style:font-pitch="variable">
      <svg:font-face-src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  <svg:font-face-uri xlink:href="Fonts/font10.ttf" xlink:type="simple">
          <svg:font-face-format svg:string="truetype"/>
        </svg:font-face-uri>
      </svg:font-face-src>
    </style:font-face>
    <style:font-face style:name="Liberation Serif" svg:font-family="'Liberation Serif'" style:font-family-generic="roman" style:font-pitch="variable">
      <svg:font-face-src>
        <svg:font-face-uri xlink:href="Fonts/font11.ttf" xlink:type="simple">
          <svg:font-face-format svg:string="truetype"/>
        </svg:font-face-uri>
        <svg:font-face-uri xlink:href="Fonts/font12.ttf" xlink:type="simple">
          <svg:font-face-format svg:string="truetype"/>
        </svg:font-face-uri>
        <svg:font-face-uri xlink:href="Fonts/font13.ttf" xlink:type="simple">
          <svg:font-face-format svg:string="truetype"/>
        </svg:font-face-uri>
        <svg:font-face-uri xlink:href="Fonts/font14.ttf" xlink:type="simple">
          <svg:font-face-format svg:string="truetype"/>
        </svg:font-face-uri>
      </svg:font-face-src>
    </style:font-face>
    <style:font-face style:name="DejaVu Sans" svg:font-family="'DejaVu Sans'" style:font-family-generic="system" style:font-pitch="variable">
      <svg:font-face-src>
        <svg:font-face-uri xlink:href="Fonts/font15.ttf" xlink:type="simple">
          <svg:font-face-format svg:string="truetype"/>
        </svg:font-face-uri>
        <svg:font-face-uri xlink:href="Fonts/font16.ttf" xlink:type="simple">
          <svg:font-face-format svg:string="truetype"/>
        </svg:font-face-uri>
      </svg:font-face-src>
    </style:font-face>
    <style:font-face style:name="Lohit Devanagari" svg:font-family="'Lohit Devanagari'" style:font-family-generic="system" style:font-pitch="variable">
      <svg:font-face-src>
        <svg:font-face-uri xlink:href="Fonts/font17.ttf" xlink:type="simple">
          <svg:font-face-format svg:string="truetype"/>
        </svg:font-face-uri>
      </svg:font-face-src>
    </style:font-face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solid" draw:fill-color="#e0001c" draw:textarea-horizontal-align="justify" draw:textarea-vertical-align="middle" draw:auto-grow-height="false" fo:min-height="14.18cm" fo:min-width="14.53cm" fo:padding-top="0.175cm" fo:padding-bottom="0.175cm" fo:padding-left="0.3cm" fo:padding-right="0.3cm" draw:shadow="hidden" draw:shadow-offset-x="0.2cm" draw:shadow-offset-y="0.2cm" draw:shadow-color="#808080"/>
    </style:style>
    <style:style style:name="gr2" style:family="graphic" style:parent-style-name="standard" style:list-style-name="L1">
      <style:graphic-properties draw:stroke="solid" svg:stroke-width="0.1cm" svg:stroke-color="#000000" draw:marker-start="" draw:marker-start-width="0.5cm" draw:marker-start-center="false" draw:marker-end="" draw:marker-end-width="0.5cm" draw:marker-end-center="false" draw:fill="solid" draw:fill-color="#00a9f0" draw:textarea-horizontal-align="justify" draw:textarea-vertical-align="middle" draw:auto-grow-height="false" fo:min-height="14.45cm" fo:min-width="16.1cm" fo:padding-top="0.175cm" fo:padding-bottom="0.175cm" fo:padding-left="0.3cm" fo:padding-right="0.3cm" draw:shadow="hidden" draw:shadow-offset-x="0.2cm" draw:shadow-offset-y="0.2cm" draw:shadow-color="#808080"/>
    </style:style>
    <style:style style:name="gr3" style:family="graphic" style:parent-style-name="standard" style:list-style-name="L1">
      <style:graphic-properties draw:stroke="solid" svg:stroke-width="0.1cm" svg:stroke-color="#999999" draw:marker-start="" draw:marker-start-width="0.5cm" draw:marker-start-center="false" draw:marker-end="" draw:marker-end-width="0.5cm" draw:marker-end-center="false" draw:fill="solid" draw:fill-color="#ffffff" draw:textarea-horizontal-align="justify" draw:textarea-vertical-align="middle" draw:auto-grow-height="false" fo:min-height="3.15cm" fo:min-width="5.1cm" fo:padding-top="0.175cm" fo:padding-bottom="0.175cm" fo:padding-left="0.3cm" fo:padding-right="0.3cm" draw:shadow="hidden" draw:shadow-offset-x="0.2cm" draw:shadow-offset-y="0.2cm" draw:shadow-color="#808080"/>
    </style:style>
    <style:style style:name="gr4" style:family="graphic" style:parent-style-name="standard" style:list-style-name="L1">
      <style:graphic-properties draw:stroke="solid" svg:stroke-width="0.05cm" svg:stroke-color="#ff0000" draw:marker-start="" draw:marker-start-width="0.355cm" draw:marker-start-center="false" draw:marker-end="" draw:marker-end-width="0.355cm" draw:marker-end-center="false" draw:fill="solid" draw:fill-color="#ffffff" draw:textarea-horizontal-align="justify" draw:textarea-vertical-align="middle" draw:auto-grow-height="false" fo:min-height="9cm" fo:min-width="13.05cm" fo:padding-top="0.15cm" fo:padding-bottom="0.15cm" fo:padding-left="0.275cm" fo:padding-right="0.275cm" draw:shadow="hidden" draw:shadow-offset-x="0.2cm" draw:shadow-offset-y="0.2cm" draw:shadow-color="#808080"/>
    </style:style>
    <style:style style:name="gr5" style:family="graphic" style:parent-style-name="standard" style:list-style-name="L1">
      <style:graphic-properties draw:stroke="solid" svg:stroke-width="0.1cm" svg:stroke-color="#999999" draw:marker-start="" draw:marker-start-width="0.5cm" draw:marker-start-center="false" draw:marker-end="" draw:marker-end-width="0.5cm" draw:marker-end-center="false" draw:fill="solid" draw:fill-color="#ffffff" draw:textarea-horizontal-align="justify" draw:textarea-vertical-align="middle" draw:auto-grow-height="false" fo:min-height="3.15cm" fo:min-width="5.1cm" fo:padding-top="0.175cm" fo:padding-bottom="0.175cm" fo:padding-left="0.3cm" fo:padding-right="0.3cm" draw:shadow="hidden" draw:shadow-offset-x="0.2cm" draw:shadow-offset-y="0.2cm" draw:shadow-color="#808080"/>
    </style:style>
    <style:style style:name="gr6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1.423cm" fo:padding-top="0.125cm" fo:padding-bottom="0.125cm" fo:padding-left="0.25cm" fo:padding-right="0.25cm" draw:shadow="hidden" draw:shadow-offset-x="0.2cm" draw:shadow-offset-y="0.2cm" draw:shadow-color="#808080"/>
    </style:style>
    <style:style style:name="gr7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5cm" fo:padding-top="0.125cm" fo:padding-bottom="0.125cm" fo:padding-left="0.25cm" fo:padding-right="0.25cm" draw:shadow="hidden" draw:shadow-offset-x="0.2cm" draw:shadow-offset-y="0.2cm" draw:shadow-color="#808080"/>
    </style:style>
    <style:style style:name="gr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416cm" fo:min-width="1.538cm" fo:padding-top="0.125cm" fo:padding-bottom="0.125cm" fo:padding-left="0.25cm" fo:padding-right="0.25cm" draw:shadow="hidden" draw:shadow-offset-x="0.2cm" draw:shadow-offset-y="0.2cm" draw:shadow-color="#808080"/>
    </style:style>
    <style:style style:name="gr9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5cm" fo:min-width="2.412cm" fo:padding-top="0.125cm" fo:padding-bottom="0.125cm" fo:padding-left="0.25cm" fo:padding-right="0.25cm" draw:shadow="hidden" draw:shadow-offset-x="0.2cm" draw:shadow-offset-y="0.2cm" draw:shadow-color="#808080"/>
    </style:style>
    <style:style style:name="gr10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95cm" fo:min-width="2.412cm" fo:padding-top="0.125cm" fo:padding-bottom="0.125cm" fo:padding-left="0.25cm" fo:padding-right="0.25cm" draw:shadow="hidden" draw:shadow-offset-x="0.2cm" draw:shadow-offset-y="0.2cm" draw:shadow-color="#808080"/>
    </style:style>
    <style:style style:name="gr11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2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2.584cm" fo:min-width="4.5cm" fo:padding-top="0.125cm" fo:padding-bottom="0.125cm" fo:padding-left="0.25cm" fo:padding-right="0.25cm" fo:wrap-option="wrap" draw:shadow="hidden" draw:shadow-offset-x="0.2cm" draw:shadow-offset-y="0.2cm" draw:shadow-color="#808080" style:protect="position size"/>
    </style:style>
    <style:style style:name="gr13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4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5" style:family="graphic" style:parent-style-name="standard" style:list-style-name="L1">
      <style:graphic-properties draw:stroke="solid" svg:stroke-width="0cm" svg:stroke-color="#000000" draw:marker-start="Arrow" draw:marker-start-width="0.2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16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5.15cm" fo:min-width="4.6cm" fo:padding-top="0.125cm" fo:padding-bottom="0.125cm" fo:padding-left="0.25cm" fo:padding-right="0.25cm" draw:shadow="hidden" draw:shadow-offset-x="0.2cm" draw:shadow-offset-y="0.2cm" draw:shadow-color="#808080"/>
    </style:style>
    <style:style style:name="gr17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3.25cm" fo:min-width="3.4cm" fo:padding-top="0.125cm" fo:padding-bottom="0.125cm" fo:padding-left="0.25cm" fo:padding-right="0.25cm" draw:shadow="hidden" draw:shadow-offset-x="0.2cm" draw:shadow-offset-y="0.2cm" draw:shadow-color="#808080" style:protect="position size"/>
    </style:style>
    <style:style style:name="gr18" style:family="graphic" style:parent-style-name="standard" style:list-style-name="L1">
      <style:graphic-properties draw:stroke="solid" svg:stroke-width="0cm" svg:stroke-color="#3465a4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0.95cm" fo:min-width="6cm" fo:padding-top="0.125cm" fo:padding-bottom="0.125cm" fo:padding-left="0.25cm" fo:padding-right="0.25cm" draw:shadow="hidden" draw:shadow-offset-x="0.2cm" draw:shadow-offset-y="0.2cm" draw:shadow-color="#808080"/>
    </style:style>
    <style:style style:name="gr19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0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1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2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3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fffff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4" style:family="graphic" style:parent-style-name="standard" style:list-style-name="L1">
      <style:graphic-properties draw:stroke="solid" svg:stroke-width="0cm" svg:stroke-color="#000000" draw:marker-start="Arrow" draw:marker-start-width="0.3cm" draw:marker-start-center="false" draw:marker-end="Arrow" draw:marker-end-width="0.3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/>
    </style:style>
    <style:style style:name="gr25" style:family="graphic" style:parent-style-name="standard" style:list-style-name="L1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justify" fo:min-height="0.712cm" fo:padding-top="0.125cm" fo:padding-bottom="0.125cm" fo:padding-left="0.25cm" fo:padding-right="0.25cm" draw:shadow="hidden" draw:shadow-offset-x="0.2cm" draw:shadow-offset-y="0.2cm" draw:shadow-color="#808080"/>
    </style:style>
    <style:style style:name="gr2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27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28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29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0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1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fo:padding-top="0.142cm" fo:padding-bottom="0.142cm" fo:padding-left="0.267cm" fo:padding-right="0.267cm" draw:shadow="hidden" draw:shadow-offset-x="0.2cm" draw:shadow-offset-y="0.2cm" draw:shadow-color="#808080"/>
    </style:style>
    <style:style style:name="gr32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fo:padding-top="0.142cm" fo:padding-bottom="0.142cm" fo:padding-left="0.267cm" fo:padding-right="0.267cm" draw:shadow="hidden" draw:shadow-offset-x="0.2cm" draw:shadow-offset-y="0.2cm" draw:shadow-color="#808080"/>
    </style:style>
    <style:style style:name="gr33" style:family="graphic" style:parent-style-name="Objekt_20_ohne_20_Füllung_20_und_20_Linie" style:list-style-name="L1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2cm" draw:shadow-offset-y="0.2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5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6" style:family="graphic" style:parent-style-name="standard" style:list-style-name="L1">
      <style:graphic-properties draw:stroke="solid" svg:stroke-width="0.075cm" svg:stroke-color="#000000" draw:marker-start="" draw:marker-start-width="0.2cm" draw:marker-start-center="false" draw:marker-end="" draw:marker-end-width="0.2cm" draw:marker-end-center="false" draw:stroke-linejoin="round" draw:fill="none" draw:fill-color="#729fcf" draw:textarea-horizontal-align="justify" fo:padding-top="0.162cm" fo:padding-bottom="0.162cm" fo:padding-left="0.287cm" fo:padding-right="0.287cm" draw:shadow="hidden" draw:shadow-offset-x="0.2cm" draw:shadow-offset-y="0.2cm" draw:shadow-color="#808080"/>
    </style:style>
    <style:style style:name="gr37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fo:padding-top="0.142cm" fo:padding-bottom="0.142cm" fo:padding-left="0.267cm" fo:padding-right="0.267cm" draw:shadow="hidden" draw:shadow-offset-x="0.2cm" draw:shadow-offset-y="0.2cm" draw:shadow-color="#808080"/>
    </style:style>
    <style:style style:name="gr38" style:family="graphic" style:parent-style-name="standard" style:list-style-name="L1">
      <style:graphic-properties draw:stroke="solid" svg:stroke-width="0.035cm" svg:stroke-color="#000000" draw:marker-start="" draw:marker-start-width="0.2cm" draw:marker-start-center="false" draw:marker-end="" draw:marker-end-width="0.2cm" draw:marker-end-center="false" draw:stroke-linejoin="miter" draw:fill="none" draw:fill-color="#729fcf" draw:textarea-horizontal-align="justify" fo:padding-top="0.142cm" fo:padding-bottom="0.142cm" fo:padding-left="0.267cm" fo:padding-right="0.267cm" draw:shadow="hidden" draw:shadow-offset-x="0.2cm" draw:shadow-offset-y="0.2cm" draw:shadow-color="#808080"/>
    </style:style>
    <style:style style:name="gr39" style:family="graphic" style:parent-style-name="standard" style:list-style-name="L1">
      <style:graphic-properties draw:stroke="solid" svg:stroke-width="0cm" svg:stroke-color="#ffffff" draw:marker-start="" draw:marker-start-width="0.2cm" draw:marker-start-center="false" draw:marker-end="" draw:marker-end-width="0.2cm" draw:marker-end-center="false" draw:fill="solid" draw:fill-color="#ffffff" draw:textarea-horizontal-align="justify" draw:textarea-vertical-align="middle" draw:auto-grow-height="false" fo:min-height="1.25cm" fo:min-width="3.2cm" fo:padding-top="0.125cm" fo:padding-bottom="0.125cm" fo:padding-left="0.25cm" fo:padding-right="0.25cm" draw:shadow="hidden" draw:shadow-offset-x="0.2cm" draw:shadow-offset-y="0.2cm" draw:shadow-color="#808080"/>
    </style:style>
    <style:style style:name="P1" style:family="paragraph">
      <loext:graphic-properties draw:fill="solid" draw:fill-color="#e0001c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loext:graphic-properties draw:fill="solid" draw:fill-color="#00a9f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0cm" fo:margin-right="0cm" fo:margin-top="0cm" fo:margin-bottom="0cm" fo:line-height="100%" fo:text-indent="0cm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MU Serif1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paragraph-properties fo:margin-left="0cm" fo:margin-right="0cm" fo:margin-top="0cm" fo:margin-bottom="0cm" fo:line-height="100%" fo:text-align="center" fo:text-indent="0cm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="none" draw:fill-color="#729fc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Unifont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g>
          <draw:custom-shape draw:style-name="gr1" draw:text-style-name="P1" draw:layer="layout" svg:width="16.7cm" svg:height="16.1cm" svg:x="19.2cm" svg:y="30.7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" draw:text-style-name="P2" draw:layer="layout" svg:width="18.3cm" svg:height="16.4cm" svg:x="37.7cm" svg:y="30.3cm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3" draw:text-style-name="P4" xml:id="id11" draw:id="id11" draw:layer="layout" svg:width="5.7cm" svg:height="3.5cm" svg:x="51.3cm" svg:y="31.78cm">
            <text:p text:style-name="P3"><text:span text:style-name="T1">LAN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4" draw:text-style-name="P5" draw:layer="layout" svg:width="13.6cm" svg:height="9.3cm" svg:x="39.1cm" svg:y="35.7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5" draw:text-style-name="P4" xml:id="id9" draw:id="id9" draw:layer="layout" svg:width="5.7cm" svg:height="3.5cm" svg:x="45.7cm" svg:y="39.05cm">
            <text:p text:style-name="P3"><text:span text:style-name="T1">TUN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6" draw:text-style-name="P7" draw:layer="layout" svg:width="5.6cm" svg:height="1.673cm" svg:x="43.6cm" svg:y="29.1cm">
            <draw:text-box>
              <text:p text:style-name="P6"><text:span text:style-name="T1">Windows Kernel</text:span></text:p>
            </draw:text-box>
          </draw:frame>
          <draw:frame draw:style-name="gr7" draw:text-style-name="P7" draw:layer="layout" svg:width="4.112cm" svg:height="1cm" svg:x="26.288cm" svg:y="29.6cm">
            <draw:text-box>
              <text:p text:style-name="P6"><text:span text:style-name="T1">Charon</text:span></text:p>
            </draw:text-box>
          </draw:frame>
          <draw:custom-shape draw:style-name="gr8" draw:text-style-name="P4" xml:id="id1" draw:id="id1" draw:layer="layout" svg:width="2.038cm" svg:height="1.666cm" svg:x="32.86cm" svg:y="32.697cm">
            <text:p text:style-name="P3"><text:span text:style-name="T1">socket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9" draw:text-style-name="P4" xml:id="id2" draw:id="id2" draw:layer="layout" svg:width="2.912cm" svg:height="2.2cm" svg:x="21.56cm" svg:y="32.43cm">
            <text:p text:style-name="P3"><text:span text:style-name="T1">IK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4" xml:id="id3" draw:id="id3" draw:layer="layout" svg:width="2.912cm" svg:height="2.2cm" svg:x="21.56cm" svg:y="35.4cm">
            <text:p text:style-name="P3"><text:span text:style-name="T1">libipsec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1" draw:text-style-name="P8" draw:layer="layout" draw:type="line" svg:x1="32.86cm" svg:y1="33.53cm" svg:x2="24.472cm" svg:y2="33.53cm" draw:start-shape="id1" draw:start-glue-point="3" draw:end-shape="id2" draw:end-glue-point="1" svg:d="M32860 33530h-8388" svg:viewBox="0 0 8389 1">
            <text:p/>
          </draw:connector>
          <draw:custom-shape draw:style-name="gr12" draw:text-style-name="P4" xml:id="id5" draw:id="id5" draw:layer="layout" svg:width="5cm" svg:height="2.834cm" svg:x="30.7cm" svg:y="39.383cm">
            <text:p text:style-name="P3"><text:span text:style-name="T1">File handle</text:span></text:p>
            <text:p text:style-name="P3"><text:span text:style-name="T1">of the </text:span></text:p>
            <text:p text:style-name="P3"><text:span text:style-name="T1">TUN de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3" draw:text-style-name="P8" draw:layer="layout" svg:x1="23.016cm" svg:y1="37.6cm" svg:x2="27.55cm" svg:y2="40.474cm" draw:start-shape="id3" draw:start-glue-point="2" draw:end-shape="id4" svg:d="M23016 37600v1419h4534v1455" svg:viewBox="0 0 4535 2875">
            <text:p/>
          </draw:connector>
          <draw:connector draw:style-name="gr14" draw:text-style-name="P8" draw:layer="layout" svg:x1="28.4cm" svg:y1="40.8cm" svg:x2="30.7cm" svg:y2="40.8cm" draw:start-shape="id4" draw:end-shape="id5" svg:d="M28400 40800h2300" svg:viewBox="0 0 2301 1">
            <text:p/>
          </draw:connector>
          <draw:connector draw:style-name="gr15" draw:text-style-name="P8" draw:layer="layout" svg:x1="24.472cm" svg:y1="36.5cm" svg:x2="26.8cm" svg:y2="35.026cm" draw:start-shape="id3" draw:start-glue-point="1" draw:end-shape="id6" svg:d="M24472 36500h1164v-1474h1164" svg:viewBox="0 0 2329 1475">
            <text:p/>
          </draw:connector>
          <draw:custom-shape draw:style-name="gr16" draw:text-style-name="P4" xml:id="id10" draw:id="id10" draw:layer="layout" svg:width="5.1cm" svg:height="5.4cm" svg:x="39.5cm" svg:y="38.1cm">
            <text:p text:style-name="P3"><text:span text:style-name="T1">ARP</text:span></text:p>
            <text:p text:style-name="P3"><text:span text:style-name="T1">filtering</text:span></text:p>
            <text:p text:style-name="P3"><text:span text:style-name="T1">and remove</text:span></text:p>
            <text:p text:style-name="P3"><text:span text:style-name="T1">Ethernet fram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7" draw:text-style-name="P4" xml:id="id8" draw:id="id8" draw:layer="layout" svg:width="3.9cm" svg:height="3.5cm" svg:x="45.6cm" svg:y="31.78cm">
            <text:p text:style-name="P3"><text:span text:style-name="T1">routing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8" draw:text-style-name="P4" xml:id="id7" draw:id="id7" draw:layer="layout" svg:width="6.5cm" svg:height="1.2cm" svg:x="38.6cm" svg:y="31.4cm">
            <text:p text:style-name="P3"><text:span text:style-name="T1">other application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onnector draw:style-name="gr19" draw:text-style-name="P9" draw:layer="layout" svg:x1="41.85cm" svg:y1="32.6cm" svg:x2="45.6cm" svg:y2="33.53cm" draw:start-shape="id7" draw:start-glue-point="2" draw:end-shape="id8" svg:d="M41850 32600v930h3750" svg:viewBox="0 0 3751 931">
            <text:p/>
          </draw:connector>
          <draw:connector draw:style-name="gr20" draw:text-style-name="P9" draw:layer="layout" svg:x1="45.6cm" svg:y1="33.53cm" svg:x2="34.898cm" svg:y2="33.53cm" draw:start-shape="id8" draw:start-glue-point="3" draw:end-shape="id1" draw:end-glue-point="1" svg:d="M45600 33530h-10702" svg:viewBox="0 0 10703 1">
            <text:p/>
          </draw:connector>
          <draw:connector draw:style-name="gr21" draw:text-style-name="P9" draw:layer="layout" svg:x1="45.7cm" svg:y1="40.8cm" svg:x2="44.6cm" svg:y2="40.8cm" draw:start-shape="id9" draw:start-glue-point="3" draw:end-shape="id10" svg:d="M45700 40800h-1100" svg:viewBox="0 0 1101 1">
            <text:p/>
          </draw:connector>
          <draw:connector draw:style-name="gr22" draw:text-style-name="P9" draw:layer="layout" svg:x1="35.7cm" svg:y1="40.8cm" svg:x2="39.5cm" svg:y2="40.8cm" draw:start-shape="id5" draw:start-glue-point="1" draw:end-shape="id10" svg:d="M35700 40800h3800" svg:viewBox="0 0 3801 1">
            <text:p/>
          </draw:connector>
          <draw:connector draw:style-name="gr23" draw:text-style-name="P9" draw:layer="layout" svg:x1="51.3cm" svg:y1="33.53cm" svg:x2="49.5cm" svg:y2="33.53cm" draw:start-shape="id11" draw:start-glue-point="3" draw:end-shape="id8" draw:end-glue-point="1" svg:d="M51300 33530h-1800" svg:viewBox="0 0 1801 1">
            <text:p/>
          </draw:connector>
          <draw:connector draw:style-name="gr24" draw:text-style-name="P8" draw:layer="layout" svg:x1="47.55cm" svg:y1="35.28cm" svg:x2="48.55cm" svg:y2="39.05cm" draw:start-shape="id8" draw:start-glue-point="2" draw:end-shape="id9" draw:end-glue-point="0" svg:d="M47550 35280v1861h1000v1909" svg:viewBox="0 0 1001 3771">
            <text:p/>
          </draw:connector>
          <draw:frame draw:style-name="gr25" draw:text-style-name="P9" draw:layer="layout" svg:width="9cm" svg:height="0.962cm" svg:x="39.15cm" svg:y="35.7cm">
            <draw:text-box>
              <text:p text:style-name="P10"><text:span text:style-name="T1">TAP-Windows</text:span></text:p>
            </draw:text-box>
          </draw:frame>
          <draw:connector draw:style-name="gr26" draw:text-style-name="P11" draw:layer="layout" svg:x1="32.86cm" svg:y1="33.53cm" svg:x2="28.5cm" svg:y2="35.026cm" draw:start-shape="id1" draw:start-glue-point="3" draw:end-shape="id6" svg:d="M32860 33530h-2171v1496h-2189" svg:viewBox="0 0 4361 1497">
            <text:p/>
          </draw:connector>
          <draw:g>
            <draw:frame draw:style-name="gr27" draw:text-style-name="P8" draw:layer="layout" svg:width="0.714cm" svg:height="0.818cm" svg:x="27.193cm" svg:y="41.182cm">
              <draw:image xlink:href="Pictures/10000A1B0000047F0000047FF61E7D3BA9B00BE1.svg" xlink:type="simple" xlink:show="embed" xlink:actuate="onLoad">
                <text:p/>
              </draw:image>
              <draw:image xlink:href="Pictures/100002010000002C0000002C76B1D8B4B6D0C759.png" xlink:type="simple" xlink:show="embed" xlink:actuate="onLoad"/>
            </draw:frame>
            <draw:g xml:id="id4" draw:id="id4">
              <draw:line draw:style-name="gr28" draw:text-style-name="P12" draw:layer="layout" svg:x1="28.076cm" svg:y1="40.477cm" svg:x2="28.076cm" svg:y2="41.126cm">
                <text:p/>
              </draw:line>
              <draw:line draw:style-name="gr29" draw:text-style-name="P12" draw:layer="layout" svg:x1="27.768cm" svg:y1="40.476cm" svg:x2="27.768cm" svg:y2="41.125cm">
                <text:p/>
              </draw:line>
              <draw:line draw:style-name="gr30" draw:text-style-name="P12" draw:layer="layout" svg:x1="27.46cm" svg:y1="40.474cm" svg:x2="27.46cm" svg:y2="41.118cm">
                <text:p/>
              </draw:line>
              <draw:path draw:style-name="gr31" draw:text-style-name="P12" draw:layer="layout" svg:width="1.699cm" svg:height="0.64cm" svg:x="26.7cm" svg:y="40.483cm" svg:viewBox="0 0 1700 641" svg:d="M0 0c1700 0 1700 0 1700 0v641">
                <text:p/>
              </draw:path>
              <draw:path draw:style-name="gr32" draw:text-style-name="P12" draw:layer="layout" svg:width="1.69cm" svg:height="0cm" svg:x="26.7cm" svg:y="41.116cm" svg:viewBox="0 0 1691 0" svg:d="M1691 0c-1697 0-1691 0-1691 0">
                <text:p/>
              </draw:path>
            </draw:g>
          </draw:g>
          <draw:g>
            <draw:frame draw:style-name="gr33" draw:text-style-name="P8" draw:layer="layout" svg:width="0.714cm" svg:height="0.818cm" svg:x="27.293cm" svg:y="35.408cm">
              <draw:image xlink:href="Pictures/10000A1B0000047F0000047FF61E7D3BA9B00BE1.svg" xlink:type="simple" xlink:show="embed" xlink:actuate="onLoad">
                <text:p/>
              </draw:image>
              <draw:image xlink:href="Pictures/100002010000002C0000002C76B1D8B4B6D0C759.png" xlink:type="simple" xlink:show="embed" xlink:actuate="onLoad"/>
            </draw:frame>
            <draw:g xml:id="id6" draw:id="id6">
              <draw:line draw:style-name="gr34" draw:text-style-name="P12" draw:layer="layout" svg:x1="28.176cm" svg:y1="34.703cm" svg:x2="28.176cm" svg:y2="35.352cm">
                <text:p/>
              </draw:line>
              <draw:line draw:style-name="gr35" draw:text-style-name="P12" draw:layer="layout" svg:x1="27.868cm" svg:y1="34.702cm" svg:x2="27.868cm" svg:y2="35.351cm">
                <text:p/>
              </draw:line>
              <draw:line draw:style-name="gr36" draw:text-style-name="P12" draw:layer="layout" svg:x1="27.56cm" svg:y1="34.7cm" svg:x2="27.56cm" svg:y2="35.344cm">
                <text:p/>
              </draw:line>
              <draw:path draw:style-name="gr37" draw:text-style-name="P12" draw:layer="layout" svg:width="1.699cm" svg:height="0.64cm" svg:x="26.8cm" svg:y="34.709cm" svg:viewBox="0 0 1700 641" svg:d="M0 0c1700 0 1700 0 1700 0v641">
                <text:p/>
              </draw:path>
              <draw:path draw:style-name="gr38" draw:text-style-name="P12" draw:layer="layout" svg:width="1.69cm" svg:height="0cm" svg:x="26.8cm" svg:y="35.342cm" svg:viewBox="0 0 1691 0" svg:d="M1691 0c-1697 0-1691 0-1691 0">
                <text:p/>
              </draw:path>
            </draw:g>
          </draw:g>
          <draw:custom-shape draw:style-name="gr39" draw:text-style-name="P4" draw:layer="layout" svg:width="3.7cm" svg:height="1.5cm" svg:x="28.5cm" svg:y="32.7cm">
            <text:p text:style-name="P3"><text:span text:style-name="T1">header tes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MU Serif" svg:font-family="'CMU Serif'" style:font-pitch="variable"/>
    <style:font-face style:name="CMU Serif1" svg:font-family="'CMU Serif'" style:font-adornments="Roman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Unifont" svg:font-family="Unifont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el Kuntze</meta:initial-creator>
    <meta:creation-date>2016-08-25T10:13:47.567711760</meta:creation-date>
    <meta:editing-cycles>7</meta:editing-cycles>
    <meta:editing-duration>PT24M34S</meta:editing-duration>
    <dc:date>2016-08-29T08:55:40.792621949</dc:date>
    <dc:creator>Noel Kuntze</dc:creator>
    <meta:generator>LibreOffice/5.2.0.4$Linux_X86_64 LibreOffice_project/20m0$Build-4</meta:generator>
    <meta:document-statistic meta:object-count="44"/>
  </office:meta>
</office:document-meta>
</file>